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</office:automatic-styles>
  <office:body>
    <office:text text:use-soft-page-breaks="true">
      <text:p text:style-name="P1">Dépannage et résolutions de panne sur n’importe quelle machine</text:p>
      <text:p text:style-name="Sansinterligne">Gestion des droits d’utilisateurs (partage de fichiers, sauvegardes, …)</text:p>
      <text:p text:style-name="Sansinterligne">Gérer un logiciel de récupération d’informations (OCS)</text:p>
      <text:p text:style-name="Sansinterligne">Maitrise d’un logiciel de tickets et des concepts liés aux tickets (GMPI)</text:p>
      <text:p text:style-name="Sansinterligne">Connaissances en logiciel de virtualisations (VMWARE)</text:p>
      <text:p text:style-name="Sansinterligne">Connaissances du modèle OSI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11T13:15:00Z</meta:creation-date>
    <dc:date>2020-09-11T13:21:00Z</dc:date>
    <meta:template xlink:href="Normal" xlink:type="simple"/>
    <meta:editing-cycles>3</meta:editing-cycles>
    <meta:editing-duration>PT360S</meta:editing-duration>
    <meta:document-statistic meta:page-count="1" meta:paragraph-count="1" meta:word-count="53" meta:character-count="346" meta:row-count="2" meta:non-whitespace-character-count="294"/>
  </office:meta>
</office:document-meta>
</file>